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1900000283000002EDD7B4A2FF22D7FBE1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Nimbus Roman No9 L" svg:font-family="'Nimbus Roman No9 L'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-0.191cm" fo:margin-top="0cm" fo:margin-bottom="0cm" table:align="left" style:writing-mode="lr-tb"/>
    </style:style>
    <style:style style:name="Таблица1.A" style:family="table-column">
      <style:table-column-properties style:column-width="7.502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4.99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-left="0.25pt solid #000001" fo:border-right="0.25pt solid #000001" fo:border-top="0.25pt solid #000001" fo:border-bottom="0.5pt solid #000001">
        <style:background-image/>
      </style:table-cell-properties>
    </style:style>
    <style:style style:name="Таблица1.B2" style:family="table-cell">
      <style:table-cell-properties style:vertical-align="bottom" fo:background-color="#ffffff" fo:padding-left="0.191cm" fo:padding-right="0.191cm" fo:padding-top="0cm" fo:padding-bottom="0cm" fo:border-left="0.25pt solid #000001" fo:border-right="0.25pt solid #000001" fo:border-top="0.5pt solid #000001" fo:border-bottom="0.5pt solid #000001">
        <style:background-image/>
      </style:table-cell-properties>
    </style:style>
    <style:style style:name="Таблица2" style:family="table">
      <style:table-properties style:width="16.983cm" fo:margin-left="0.002cm" fo:margin-top="0cm" fo:margin-bottom="0cm" table:align="left" style:writing-mode="lr-tb"/>
    </style:style>
    <style:style style:name="Таблица2.A" style:family="table-column">
      <style:table-column-properties style:column-width="8.491cm"/>
    </style:style>
    <style:style style:name="Таблица2.B" style:family="table-column">
      <style:table-column-properties style:column-width="8.49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50%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style:font-name="Calibri" fo:language="en" fo:country="US" style:font-name-complex="Calibri1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Calibri" fo:language="en" fo:country="US" style:font-name-complex="Calibri1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Calibri" style:font-name-complex="Calibri1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style:font-name="Consolas" fo:font-size="12pt" fo:language="en" fo:country="US" style:font-size-asian="12pt" style:font-name-complex="Consolas1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alibri" style:font-name-complex="Calibri1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Calibri" fo:language="en" fo:country="US" style:font-name-complex="Calibri1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alibri" fo:font-size="14pt" style:font-size-asian="14pt" style:font-name-complex="Calibri1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alibri" fo:font-size="14pt" fo:language="en" fo:country="US" style:font-size-asian="14pt" style:font-name-complex="Calibri1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Nimbus Roman No9 L"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Nimbus Roman No9 L" fo:font-size="14pt" officeooo:paragraph-rsid="000c72a8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Nimbus Roman No9 L" fo:font-size="14pt" officeooo:rsid="000c72a8" officeooo:paragraph-rsid="000c72a8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Nimbus Roman No9 L" fo:font-size="14pt" fo:language="en" fo:country="US" style:font-size-asian="14pt" style:font-name-complex="Calibri1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Nimbus Roman No9 L" fo:font-size="14pt" fo:language="en" fo:country="US" officeooo:rsid="000c72a8" officeooo:paragraph-rsid="000c72a8" style:font-size-asian="14pt" style:font-name-complex="Calibri1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2" style:family="paragraph" style:parent-style-name="Default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/>
    </style:style>
    <style:style style:name="T1" style:family="text">
      <style:text-properties fo:text-transform="uppercase"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6" style:family="text">
      <style:text-properties fo:color="#000000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0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11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2" style:family="text">
      <style:text-properties fo:color="#000000" style:font-name="Times New Roman" fo:font-weight="bold" style:font-weight-asian="bold" style:font-name-complex="Times New Roman1" style:font-weight-complex="bold"/>
    </style:style>
    <style:style style:name="T13" style:family="text">
      <style:text-properties fo:color="#000000" style:font-name="Times New Roman" style:font-name-complex="Times New Roman1"/>
    </style:style>
    <style:style style:name="T14" style:family="text">
      <style:text-properties fo:color="#000000" style:font-name="Times New Roman" fo:font-style="italic" style:font-style-asian="italic" style:font-name-complex="Times New Roman1" style:font-style-complex="italic"/>
    </style:style>
    <style:style style:name="T15" style:family="text">
      <style:text-properties fo:color="#000000" style:font-name="Times New Roman" fo:font-style="italic" style:font-style-asian="italic" style:font-name-complex="Times New Roman1"/>
    </style:style>
    <style:style style:name="T16" style:family="text">
      <style:text-properties fo:color="#000000" style:font-name="Times New Roman" fo:font-style="italic" fo:font-weight="bold" style:font-style-asian="italic" style:font-weight-asian="bold" style:font-name-complex="Times New Roman1" style:font-style-complex="italic" style:font-weight-complex="bold"/>
    </style:style>
    <style:style style:name="T17" style:family="text">
      <style:text-properties fo:color="#000000" style:font-name="Times New Roman" fo:language="en" fo:country="US" fo:font-style="italic" style:font-style-asian="italic" style:font-name-complex="Times New Roman1"/>
    </style:style>
    <style:style style:name="T18" style:family="text">
      <style:text-properties fo:color="#000000" style:font-name="Times New Roman" fo:language="en" fo:country="US" fo:font-style="italic" style:font-style-asian="italic" style:font-name-complex="Times New Roman1" style:font-style-complex="italic"/>
    </style:style>
    <style:style style:name="T19" style:family="text">
      <style:text-properties fo:color="#000000" style:font-name="Times New Roman" fo:language="en" fo:country="US" fo:font-style="italic" fo:font-weight="bold" style:font-style-asian="italic" style:font-weight-asian="bold" style:font-name-complex="Times New Roman1" style:font-style-complex="italic" style:font-weight-complex="bold"/>
    </style:style>
    <style:style style:name="T20" style:family="text">
      <style:text-properties fo:color="#000000" style:font-name="Times New Roman" fo:language="en" fo:country="US" style:font-name-complex="Times New Roman1"/>
    </style:style>
    <style:style style:name="T21" style:family="text">
      <style:text-properties fo:color="#000000" style:font-name="Times New Roman" fo:language="en" fo:country="US" fo:font-weight="bold" style:font-weight-asian="bold" style:font-name-complex="Times New Roman1" style:font-weight-complex="bold"/>
    </style:style>
    <style:style style:name="T22" style:family="text">
      <style:text-properties fo:color="#000000" style:font-name="Segoe UI Symbol" fo:font-size="14pt" fo:font-weight="bold" style:font-size-asian="14pt" style:font-weight-asian="bold" style:font-name-complex="Segoe UI Symbol1" style:font-size-complex="14pt" style:font-weight-complex="bold"/>
    </style:style>
    <style:style style:name="T23" style:family="text">
      <style:text-properties fo:color="#000000" style:font-name="Cambria Math" fo:font-size="14pt" fo:font-weight="bold" style:font-size-asian="14pt" style:font-weight-asian="bold" style:font-name-complex="Cambria Math1" style:font-size-complex="14pt" style:font-weight-complex="bold"/>
    </style:style>
    <style:style style:name="T24" style:family="text">
      <style:text-properties fo:color="#000000" style:font-name="Cambria Math" fo:font-weight="bold" style:font-weight-asian="bold" style:font-name-complex="Cambria Math1" style:font-weight-complex="bold"/>
    </style:style>
    <style:style style:name="T25" style:family="text">
      <style:text-properties fo:font-variant="small-caps" fo:color="#000000" style:font-name="Times New Roman" fo:font-size="14pt" fo:letter-spacing="0.009cm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style:font-name-complex="Times New Roman1"/>
    </style:style>
    <style:style style:name="T27" style:family="text">
      <style:text-properties style:font-name="Times New Roman" fo:font-size="14pt" style:font-size-asian="14pt" style:font-name-complex="Times New Roman1" style:font-size-complex="14pt"/>
    </style:style>
    <style:style style:name="T2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officeooo:rsid="000c72a8" style:font-size-asian="14pt" style:font-name-complex="Times New Roman1" style:font-size-complex="14pt"/>
    </style:style>
    <style:style style:name="T30" style:family="text">
      <style:text-properties style:font-name="Times New Roman" fo:language="en" fo:country="US" style:font-name-complex="Times New Roman1"/>
    </style:style>
    <style:style style:name="T31" style:family="text">
      <style:text-properties style:font-name="Times New Roman" fo:language="en" fo:country="US" officeooo:rsid="000c72a8" style:font-name-complex="Times New Roman1"/>
    </style:style>
    <style:style style:name="T32" style:family="text">
      <style:text-properties style:font-name="Calibri" fo:language="en" fo:country="US" style:font-name-complex="Calibri1"/>
    </style:style>
    <style:style style:name="T33" style:family="text">
      <style:text-properties style:font-name="Calibri" style:font-name-complex="Calibri1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37" style:family="text">
      <style:text-properties fo:font-size="14pt" fo:font-style="italic" style:font-size-asian="14pt" style:font-style-asian="italic" style:font-size-complex="14pt" style:font-style-complex="italic"/>
    </style:style>
    <style:style style:name="T38" style:family="text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style="italic" fo:font-weight="bold" style:font-style-asian="italic" style:font-weight-asian="bold"/>
    </style:style>
    <style:style style:name="T41" style:family="text">
      <style:text-properties fo:language="en" fo:country="US" style:font-name-complex="Times New Roman1"/>
    </style:style>
    <style:style style:name="T42" style:family="text">
      <style:text-properties fo:language="en" fo:country="US" officeooo:rsid="000c72a8" style:font-name-complex="Times New Roman1"/>
    </style:style>
    <style:style style:name="T43" style:family="text">
      <style:text-properties style:language-asian="ru" style:country-asian="RU"/>
    </style:style>
    <style:style style:name="T44" style:family="text">
      <style:text-properties style:font-name="Consolas" fo:font-size="12pt" fo:language="en" fo:country="US" style:font-size-asian="12pt" style:font-name-complex="Consolas1" style:font-size-complex="12pt"/>
    </style:style>
    <style:style style:name="T45" style:family="text">
      <style:text-properties style:font-name="Consolas" fo:font-size="12pt" style:font-size-asian="12pt" style:font-name-complex="Consolas1" style:font-size-complex="12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style="italic" fo:font-weight="bold" style:font-style-asian="italic" style:font-weight-asian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font-name-complex="Times New Roman1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end="msArrowEnd_20_5" draw:marker-end-width="0.21cm" draw:marker-end-center="false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2">Кафедра <text:s text:c="4"/>МОЭВМ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25">отчет</text:span></text:p>
      <text:p text:style-name="P3"><text:span text:style-name="T2">по лабораторной работе </text:span><text:span text:style-name="T22">№</text:span><text:span text:style-name="T2">2</text:span></text:p>
      <text:p text:style-name="P3"><text:span text:style-name="T2">по дисциплине «Алгоритмы и структуры данных» </text:span></text:p>
      <text:p text:style-name="P3"><text:span text:style-name="T2">Тема: Рекурсивная обработка иерархических списков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2">Студент гр. 7381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3"><text:span text:style-name="T2">Кревчик А.Б.</text:span></text:p>
          </table:table-cell>
        </table:table-row>
        <table:table-row table:style-name="Таблица1.1">
          <table:table-cell table:style-name="Таблица1.A1" office:value-type="string">
            <text:p text:style-name="P2"><text:span text:style-name="T2">Преподаватель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3"><text:span text:style-name="T2">Фирсов М. А.</text:span></text:p>
          </table:table-cell>
        </table:table-row>
      </table:table>
      <text:p text:style-name="P5"/>
      <text:p text:style-name="P5"/>
      <text:p text:style-name="P3"><text:span text:style-name="T2">Санкт-Петербург</text:span></text:p>
      <text:p text:style-name="P3"><text:span text:style-name="T3">2018</text:span></text:p>
      <text:p text:style-name="P7"/>
      <text:p text:style-name="P7"/>
      <text:p text:style-name="P15"><text:soft-page-break/><text:span text:style-name="T12">Цель работы.</text:span></text:p>
      <text:p text:style-name="P15"><text:span text:style-name="T13">Ознакомиться с основными методами рекурсивной обработки иерархических списков.</text:span></text:p>
      <text:p text:style-name="P13"/>
      <text:p text:style-name="P15"><text:span text:style-name="T12">Задание.</text:span></text:p>
      <text:p text:style-name="P15"><text:span text:style-name="T14">Вариант 12:</text:span></text:p>
      <text:p text:style-name="P15"><text:span text:style-name="T13">проверить идентичность двух иерархических списков.</text:span></text:p>
      <text:p text:style-name="P13"/>
      <text:p text:style-name="P22"><text:span text:style-name="T46">Пояснение задания </text:span></text:p>
      <text:p text:style-name="P22">Задача состоит в том, чтобы пройтись по всем уровням вложенности иерархического списка, и из них записать все элементы в новый иерархический список в обратном порядке. </text:p>
      <text:p text:style-name="P22">В качестве примера наглядно демонстрирующие иерархические списки, на рисунке 1 представлен список, соответствующий сокращенной <text:span text:style-name="T47">((</text:span><text:span text:style-name="T40">a</text:span><text:span text:style-name="T47"> </text:span><text:span text:style-name="T40">b</text:span><text:span text:style-name="T47">)</text:span><text:span text:style-name="T40">c</text:span><text:span text:style-name="T47"> </text:span><text:span text:style-name="T40">d</text:span><text:span text:style-name="T47">)</text:span>.</text:p>
      <text:p text:style-name="P22"/>
      <text:p text:style-name="P22"/>
      <text:p text:style-name="P22"><draw:custom-shape text:anchor-type="char" draw:z-index="9" draw:style-name="gr2" draw:text-style-name="P24" svg:width="0.003cm" svg:height="1.098cm" svg:x="8.301cm" svg:y="0.032cm"><text:p/><draw:enhanced-geometry svg:viewBox="0 0 21600 21600" draw:type="mso-spt32" draw:enhanced-path="M 0 0 L 21600 21600 N"/></draw:custom-shape><draw:rect text:anchor-type="char" draw:z-index="7" draw:style-name="gr1" draw:text-style-name="P23" svg:width="1.945cm" svg:height="1.098cm" svg:x="6.809cm" svg:y="0.032cm"><text:p/></draw:rect><draw:custom-shape text:anchor-type="char" draw:z-index="5" draw:style-name="gr2" draw:text-style-name="P24" svg:width="0.003cm" svg:height="1.098cm" svg:x="5.353cm" svg:y="0.032cm"><text:p/><draw:enhanced-geometry svg:viewBox="0 0 21600 21600" draw:type="mso-spt32" draw:enhanced-path="M 0 0 L 21600 21600 N"/></draw:custom-shape><draw:rect text:anchor-type="char" draw:z-index="4" draw:style-name="gr1" draw:text-style-name="P23" svg:width="1.945cm" svg:height="1.098cm" svg:x="3.928cm" svg:y="0.032cm"><text:p/></draw:rect><draw:custom-shape text:anchor-type="char" draw:z-index="1" draw:style-name="gr2" draw:text-style-name="P24" svg:width="0.003cm" svg:height="1.098cm" svg:x="2.489cm" svg:y="0.032cm"><text:p/><draw:enhanced-geometry svg:viewBox="0 0 21600 21600" draw:type="mso-spt32" draw:enhanced-path="M 0 0 L 21600 21600 N"/></draw:custom-shape><draw:rect text:anchor-type="char" draw:z-index="0" draw:style-name="gr1" draw:text-style-name="P23" svg:width="1.945cm" svg:height="1.098cm" svg:x="1.08cm" svg:y="0.032cm"><text:p/></draw:rect></text:p>
      <text:p text:style-name="P22"><draw:custom-shape text:anchor-type="char" draw:z-index="2" draw:style-name="gr3" draw:text-style-name="P24" svg:width="0.003cm" svg:height="1.821cm" svg:x="1.854cm" svg:y="0.079cm"><text:p/><draw:enhanced-geometry svg:viewBox="0 0 21600 21600" draw:type="mso-spt32" draw:enhanced-path="M 0 0 L 21600 21600 N"/></draw:custom-shape><draw:custom-shape text:anchor-type="char" draw:z-index="10" draw:style-name="gr3" draw:text-style-name="P24" svg:width="0.003cm" svg:height="1.186cm" draw:transform="rotate (1.5707963267949) translate (8.58661111111111cm 0.0811388888888889cm)"><text:p/><draw:enhanced-geometry svg:viewBox="0 0 21600 21600" draw:type="mso-spt32" draw:enhanced-path="M 0 0 L 21600 21600 N"/></draw:custom-shape><draw:custom-shape text:anchor-type="char" draw:z-index="8" draw:style-name="gr3" draw:text-style-name="P24" svg:width="0.003cm" svg:height="1.186cm" svg:x="7.583cm" svg:y="0.078cm"><text:p/><draw:enhanced-geometry svg:viewBox="0 0 21600 21600" draw:type="mso-spt32" draw:enhanced-path="M 0 0 L 21600 21600 N"/></draw:custom-shape><draw:custom-shape text:anchor-type="char" draw:z-index="6" draw:style-name="gr3" draw:text-style-name="P24" svg:width="0.003cm" svg:height="1.186cm" draw:transform="rotate (1.5707963267949) translate (5.62327777777778cm 0.0811388888888889cm)"><text:p/><draw:enhanced-geometry svg:viewBox="0 0 21600 21600" draw:type="mso-spt32" draw:enhanced-path="M 0 0 L 21600 21600 N"/></draw:custom-shape><draw:custom-shape text:anchor-type="char" draw:z-index="22" draw:style-name="gr3" draw:text-style-name="P24" svg:width="0.003cm" svg:height="1.186cm" svg:x="4.69cm" svg:y="0.078cm"><text:p/><draw:enhanced-geometry svg:viewBox="0 0 21600 21600" draw:type="mso-spt32" draw:enhanced-path="M 0 0 L 21600 21600 N"/></draw:custom-shape><draw:custom-shape text:anchor-type="char" draw:z-index="3" draw:style-name="gr3" draw:text-style-name="P24" svg:width="0.003cm" svg:height="1.186cm" draw:transform="rotate (1.5707963267949) translate (2.74284722222222cm 0.0811388888888889cm)"><text:p/><draw:enhanced-geometry svg:viewBox="0 0 21600 21600" draw:type="mso-spt32" draw:enhanced-path="M 0 0 L 21600 21600 N"/></draw:custom-shape></text:p>
      <text:p text:style-name="P22"/>
      <text:p text:style-name="P22"><draw:frame draw:style-name="fr1" draw:name="Врезка1" text:anchor-type="char" svg:x="7.26cm" svg:y="0.275cm" svg:width="0.654cm" svg:height="0.651cm" draw:z-index="23"><draw:text-box><text:p text:style-name="Frame_20_contents"><text:span text:style-name="T39">d</text:span></text:p></draw:text-box></draw:frame><draw:frame draw:style-name="fr1" draw:name="Врезка2" text:anchor-type="char" svg:x="4.413cm" svg:y="0.208cm" svg:width="0.654cm" svg:height="0.658cm" draw:z-index="21"><draw:text-box><text:p text:style-name="Frame_20_contents"><text:span text:style-name="T39">c</text:span></text:p></draw:text-box></draw:frame> <text:s text:c="30"/></text:p>
      <text:p text:style-name="P22"><draw:custom-shape text:anchor-type="char" draw:z-index="14" draw:style-name="gr2" draw:text-style-name="P24" svg:width="0.003cm" svg:height="1.098cm" svg:x="5.353cm" svg:y="0.439cm"><text:p/><draw:enhanced-geometry svg:viewBox="0 0 21600 21600" draw:type="mso-spt32" draw:enhanced-path="M 0 0 L 21600 21600 N"/></draw:custom-shape><draw:rect text:anchor-type="char" draw:z-index="12" draw:style-name="gr1" draw:text-style-name="P23" svg:width="1.945cm" svg:height="1.098cm" svg:x="3.838cm" svg:y="0.439cm"><text:p/></draw:rect><draw:custom-shape text:anchor-type="char" draw:z-index="13" draw:style-name="gr2" draw:text-style-name="P24" svg:width="0.003cm" svg:height="1.098cm" svg:x="2.489cm" svg:y="0.439cm"><text:p/><draw:enhanced-geometry svg:viewBox="0 0 21600 21600" draw:type="mso-spt32" draw:enhanced-path="M 0 0 L 21600 21600 N"/></draw:custom-shape><draw:rect text:anchor-type="char" draw:z-index="11" draw:style-name="gr1" draw:text-style-name="P23" svg:width="1.945cm" svg:height="1.098cm" svg:x="1.08cm" svg:y="0.439cm"><text:p/></draw:rect></text:p>
      <text:p text:style-name="P22"/>
      <text:p text:style-name="P22"><draw:custom-shape text:anchor-type="char" draw:z-index="18" draw:style-name="gr3" draw:text-style-name="P24" svg:width="0.003cm" svg:height="1.186cm" draw:transform="rotate (1.5707963267949) translate (5.50333333333333cm 0.03175cm)"><text:p/><draw:enhanced-geometry svg:viewBox="0 0 21600 21600" draw:type="mso-spt32" draw:enhanced-path="M 0 0 L 21600 21600 N"/></draw:custom-shape><draw:custom-shape text:anchor-type="char" draw:z-index="17" draw:style-name="gr3" draw:text-style-name="P24" svg:width="0.003cm" svg:height="1.186cm" svg:x="4.69cm" svg:y="0.03cm"><text:p/><draw:enhanced-geometry svg:viewBox="0 0 21600 21600" draw:type="mso-spt32" draw:enhanced-path="M 0 0 L 21600 21600 N"/></draw:custom-shape><draw:custom-shape text:anchor-type="char" draw:z-index="16" draw:style-name="gr3" draw:text-style-name="P24" svg:width="0.003cm" svg:height="1.186cm" svg:x="1.785cm" svg:y="0.03cm"><text:p/><draw:enhanced-geometry svg:viewBox="0 0 21600 21600" draw:type="mso-spt32" draw:enhanced-path="M 0 0 L 21600 21600 N"/></draw:custom-shape><draw:custom-shape text:anchor-type="char" draw:z-index="15" draw:style-name="gr3" draw:text-style-name="P24" svg:width="0.003cm" svg:height="1.186cm" draw:transform="rotate (1.5707963267949) translate (2.65288888888889cm 0.03175cm)"><text:p/><draw:enhanced-geometry svg:viewBox="0 0 21600 21600" draw:type="mso-spt32" draw:enhanced-path="M 0 0 L 21600 21600 N"/></draw:custom-shape></text:p>
      <text:p text:style-name="P22"/>
      <text:p text:style-name="P22"><draw:frame draw:style-name="fr1" draw:name="Врезка3" text:anchor-type="char" svg:x="4.33cm" svg:y="0.242cm" svg:width="0.654cm" svg:height="0.623cm" draw:z-index="20"><draw:text-box><text:p text:style-name="Frame_20_contents"><text:span text:style-name="T39">b</text:span></text:p></draw:text-box></draw:frame><draw:frame draw:style-name="fr1" draw:name="Врезка4" text:anchor-type="char" svg:x="1.425cm" svg:y="0.242cm" svg:width="0.642cm" svg:height="0.748cm" draw:z-index="19"><draw:text-box><text:p text:style-name="Frame_20_contents"><text:span text:style-name="T39">a</text:span><text:span text:style-name="T43"> </text:span><text:span text:style-name="T43"><draw:frame draw:style-name="fr2" draw:name="Рисунок 6" text:anchor-type="as-char" svg:width="0.134cm" svg:height="0.155cm" draw:z-index="24"><draw:image xlink:href="Pictures/2000001900000283000002EDD7B4A2FF22D7FBE1.wmf" xlink:type="simple" xlink:show="embed" xlink:actuate="onLoad"/></draw:frame></text:span></text:p></draw:text-box></draw:frame></text:p>
      <text:p text:style-name="P22"/>
      <text:p text:style-name="P15">Рисунок 1 – Пример представления иерархического списка <text:span text:style-name="T47">((</text:span><text:span text:style-name="T40">a</text:span><text:span text:style-name="T47"> </text:span><text:span text:style-name="T40">b</text:span><text:span text:style-name="T47">)</text:span><text:span text:style-name="T40">c</text:span><text:span text:style-name="T47"> </text:span><text:span text:style-name="T40">d</text:span><text:span text:style-name="T47">)</text:span><text:span text:style-name="T48">.</text:span></text:p>
      <text:p text:style-name="P15"><text:span text:style-name="T12">Описание алгоритма.</text:span></text:p>
      <text:p text:style-name="P15"><text:span text:style-name="T13">Создана рекурсивная функция </text:span><text:span text:style-name="T17">explore</text:span><text:span text:style-name="T15">,</text:span><text:span text:style-name="T13"> принимающая в качестве аргументов указатели на два списка. Сначала выполняется проверка на конец списка. Если в одном из списков закончились элементы, а в другом еще нет, то функция возвращает </text:span><text:span text:style-name="T17">false</text:span><text:span text:style-name="T13">. Если элементы оказались атомами, то выполняется проверка на их идентичность. Если атомы различны, функция возвращает </text:span><text:span text:style-name="T17">false</text:span><text:span text:style-name="T13">. </text:span><text:soft-page-break/><text:span text:style-name="T13">Если элемент оказался иерархическим списком, то функция рекурсивно вызывает саму себя и производится дальнейшее сравнение.</text:span></text:p>
      <text:p text:style-name="P13"/>
      <text:p text:style-name="P15"><text:span text:style-name="T12">Описание функций.</text:span></text:p>
      <text:p text:style-name="P15"><text:span text:style-name="T14">Функция </text:span><text:span text:style-name="T16">int main()</text:span></text:p>
      <text:p text:style-name="P15"><text:span text:style-name="T13">В главной функции производится считывание двух иерархических списков, вызов функции сравнения </text:span><text:span text:style-name="T17">explore</text:span><text:span text:style-name="T15"> </text:span><text:span text:style-name="T13">и вывод результата на экран.</text:span></text:p>
      <text:p text:style-name="P13"/>
      <text:p text:style-name="P15"><text:span text:style-name="T14">Функция</text:span><text:span text:style-name="T18"> </text:span><text:span text:style-name="T19">bool explore(lisp L1, lisp L2)</text:span></text:p>
      <text:p text:style-name="P15"><text:span text:style-name="T16">Рекурсивная функция</text:span></text:p>
      <text:p text:style-name="P15"><text:span text:style-name="T14">Аргументы: <text:s/></text:span></text:p>
      <text:p text:style-name="P15"><text:span text:style-name="T13">Текущие элементы списка для сравнения.</text:span></text:p>
      <text:p text:style-name="P15"><text:span text:style-name="T14">Возвращаемое значение: </text:span></text:p>
      <text:p text:style-name="P15"><text:span text:style-name="T20">true/false</text:span></text:p>
      <text:p text:style-name="P15"><text:span text:style-name="T14">Описание:</text:span></text:p>
      <text:p text:style-name="P15"><text:span text:style-name="T13">Производится изучение двух текущих элементов списка.</text:span></text:p>
      <text:p text:style-name="P15"><text:span text:style-name="T13">Если оба списка закончились и на предыдущих этапах проверки ошибок не было, функция возвращает </text:span><text:span text:style-name="T17">true</text:span><text:span text:style-name="T13">.</text:span></text:p>
      <text:p text:style-name="P15"><text:span text:style-name="T13">Если один из списков закончился, а другой нет – функция возвращает </text:span><text:span text:style-name="T17">false</text:span><text:span text:style-name="T13">.</text:span></text:p>
      <text:p text:style-name="P15"><text:span text:style-name="T13">Если оба элемента списков оказались атомами, выполняется проверка на их идентичность. Если атомы одинаковые, функция возвращает </text:span><text:span text:style-name="T17">true</text:span><text:span text:style-name="T15">, </text:span><text:span text:style-name="T13">в противном случае – </text:span><text:span text:style-name="T17">false</text:span><text:span text:style-name="T13">.</text:span></text:p>
      <text:p text:style-name="P15"><text:span text:style-name="T13">Если оба элемента не атомы, то функция рекурсивно вызывает саму себя для дальнейшего анализа. </text:span></text:p>
      <text:p text:style-name="P15"><text:span text:style-name="T12">Тестирование программы.</text:span></text:p>
      <text:p text:style-name="P15"><text:span text:style-name="T13">Файлы с тестовыми данными, находящиеся в директории </text:span><text:span text:style-name="T12">Tests</text:span><text:span text:style-name="T13"> и имеющие названия вида </text:span><text:span text:style-name="T12">Test</text:span><text:span text:style-name="T21">s</text:span><text:span text:style-name="T12">.txt (1 </text:span><text:span text:style-name="T24">≤</text:span><text:span text:style-name="T12"> n </text:span><text:span text:style-name="T24">≤</text:span><text:span text:style-name="T12"> 6)</text:span><text:span text:style-name="T13">, проверяют функционал и </text:span><text:soft-page-break/><text:span text:style-name="T13">работоспособность написанной программы. Корректность работы программы протестирована как на пустом списке, так и на списках различной глубины и содержания. </text:span>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6"><text:span text:style-name="T49">Входные данные</text:span></text:p>
          </table:table-cell>
          <table:table-cell table:style-name="Таблица2.A1" office:value-type="string">
            <text:p text:style-name="P16"><text:span text:style-name="T49">Результат работы программы</text:span></text:p>
            <text:p text:style-name="P19"/>
          </table:table-cell>
        </table:table-row>
        <table:table-row table:style-name="Таблица2.1">
          <table:table-cell table:style-name="Таблица2.A1" office:value-type="string">
            <text:p text:style-name="P18"><text:span text:style-name="T41">()</text:span></text:p>
            <text:p text:style-name="P17"><text:span text:style-name="T42">()</text:span></text:p>
          </table:table-cell>
          <table:table-cell table:style-name="Таблица2.A1" office:value-type="string">
            <text:p text:style-name="P18"><text:span text:style-name="T41">These two lists are identical.</text:span></text:p>
          </table:table-cell>
        </table:table-row>
        <table:table-row table:style-name="Таблица2.1">
          <table:table-cell table:style-name="Таблица2.A1" office:value-type="string">
            <text:p text:style-name="P17"><text:span text:style-name="T41">(</text:span><text:span text:style-name="T42">((a b)c d)</text:span></text:p>
            <text:p text:style-name="P17"><text:span text:style-name="T42">((a b)c d)</text:span></text:p>
          </table:table-cell>
          <table:table-cell table:style-name="Таблица2.A1" office:value-type="string">
            <text:p text:style-name="P18"><text:span text:style-name="T41">These two lists are identical.</text:span></text:p>
          </table:table-cell>
        </table:table-row>
        <table:table-row table:style-name="Таблица2.1">
          <table:table-cell table:style-name="Таблица2.A1" office:value-type="string">
            <text:p text:style-name="P20"><text:span text:style-name="T49">(a b)</text:span></text:p>
            <text:p text:style-name="P20"><text:span text:style-name="T49">(a )</text:span></text:p>
          </table:table-cell>
          <table:table-cell table:style-name="Таблица2.A1" office:value-type="string">
            <text:p text:style-name="P18"><text:span text:style-name="T41">These two lists are different.</text:span></text:p>
          </table:table-cell>
        </table:table-row>
        <table:table-row table:style-name="Таблица2.1">
          <table:table-cell table:style-name="Таблица2.A1" office:value-type="string">
            <text:p text:style-name="P18"><text:span text:style-name="T41">(e)</text:span></text:p>
            <text:p text:style-name="P18"><text:span text:style-name="T41">((a)e)</text:span></text:p>
          </table:table-cell>
          <table:table-cell table:style-name="Таблица2.A1" office:value-type="string">
            <text:p text:style-name="P18"><text:span text:style-name="T41">These two lists are different.</text:span></text:p>
          </table:table-cell>
        </table:table-row>
      </table:table>
      <text:p text:style-name="P14"/>
      <text:p text:style-name="P14"/>
      <text:p text:style-name="P15"><text:span text:style-name="T12">Выводы.</text:span></text:p>
      <text:p text:style-name="P15"><text:span text:style-name="T13">В ходе выполнения лабораторной работы получены знания об иерархических списках, а также закреплены умения и навыки с их обработкой.</text:span></text:p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25">Приложение а</text:span></text:p>
      <text:p text:style-name="P3"><text:span text:style-name="T25">Исходный код программы</text:span></text:p>
      <text:p text:style-name="P6"/>
      <text:p text:style-name="P1"><text:span text:style-name="T44">#include &lt;stdio.h&gt;</text:span></text:p>
      <text:p text:style-name="P1"><text:span text:style-name="T44">#include "L_func.h"</text:span></text:p>
      <text:p text:style-name="P8"/>
      <text:p text:style-name="P1"><text:span text:style-name="T44">using namespace h_list;</text:span></text:p>
      <text:p text:style-name="P8"/>
      <text:p text:style-name="P1"><text:span text:style-name="T44">bool explore(lisp L1, lisp L2){</text:span></text:p>
      <text:p text:style-name="P1"><text:span text:style-name="T44"><text:tab/>if(L1 == NULL &amp;&amp; L2 == NULL)</text:span></text:p>
      <text:p text:style-name="P1"><text:span text:style-name="T44"><text:tab/><text:tab/>return true;</text:span></text:p>
      <text:p text:style-name="P1"><text:span text:style-name="T44"><text:tab/>if(L1 == NULL || L2 == NULL)</text:span></text:p>
      <text:p text:style-name="P1"><text:span text:style-name="T44"><text:tab/><text:tab/>return false;</text:span></text:p>
      <text:p text:style-name="P1"><text:span text:style-name="T44"><text:tab/>if(h_list::isAtom(L1) &amp;&amp; h_list::isAtom(L2)){ </text:span></text:p>
      <text:p text:style-name="P1"><text:span text:style-name="T44"><text:tab/><text:tab/>printf("Found atoms.\n");</text:span></text:p>
      <text:p text:style-name="P1"><text:span text:style-name="T44"><text:tab/><text:tab/>printf("%c %c\n", L1-&gt;node.atom, L2-&gt;node.atom);</text:span></text:p>
      <text:p text:style-name="P1"><text:span text:style-name="T44"><text:tab/><text:tab/>if(L1-&gt;node.atom == L2-&gt;node.atom){</text:span></text:p>
      <text:p text:style-name="P1"><text:span text:style-name="T44"><text:tab/><text:tab/><text:tab/>printf("Atoms are identical.\n");</text:span></text:p>
      <text:p text:style-name="P1"><text:span text:style-name="T44"><text:tab/><text:tab/><text:tab/>return true;</text:span></text:p>
      <text:p text:style-name="P1"><text:span text:style-name="T44"><text:tab/><text:tab/>}</text:span></text:p>
      <text:p text:style-name="P1"><text:span text:style-name="T44"><text:tab/><text:tab/>else</text:span></text:p>
      <text:p text:style-name="P1"><text:span text:style-name="T44"><text:tab/><text:tab/><text:tab/>printf("Atoms are different.\n");</text:span></text:p>
      <text:p text:style-name="P1"><text:span text:style-name="T44"><text:tab/>} </text:span></text:p>
      <text:p text:style-name="P1"><text:span text:style-name="T44"><text:tab/></text:span></text:p>
      <text:p text:style-name="P1"><text:span text:style-name="T44"><text:tab/>if(!h_list::isAtom(L1) &amp;&amp; !h_list::isAtom(L2)){</text:span></text:p>
      <text:p text:style-name="P1"><text:span text:style-name="T44"><text:tab/><text:tab/>printf("Found hierarchical lists.\n");</text:span></text:p>
      <text:p text:style-name="P1"><text:span text:style-name="T44"><text:tab/><text:tab/>if(!explore(L1-&gt;node.pair.hd, L2-&gt;node.pair.hd))</text:span></text:p>
      <text:p text:style-name="P1"><text:span text:style-name="T44"><text:tab/><text:tab/><text:tab/>return false;</text:span></text:p>
      <text:p text:style-name="P1"><text:span text:style-name="T44"><text:tab/><text:tab/>else</text:span></text:p>
      <text:p text:style-name="P1"><text:span text:style-name="T44"><text:tab/><text:tab/><text:tab/>return explore(L1-&gt;node.pair.tl, L2-&gt;node.pair.tl);</text:span></text:p>
      <text:p text:style-name="P1"><text:span text:style-name="T44"><text:tab/>}</text:span></text:p>
      <text:p text:style-name="P1"><text:span text:style-name="T44"><text:tab/>return false;</text:span></text:p>
      <text:p text:style-name="P1"><text:soft-page-break/><text:span text:style-name="T44">}</text:span></text:p>
      <text:p text:style-name="P8"/>
      <text:p text:style-name="P1"><text:span text:style-name="T44">int main(){</text:span></text:p>
      <text:p text:style-name="P1"><text:span text:style-name="T44"><text:tab/>lisp L1, L2;</text:span></text:p>
      <text:p text:style-name="P1"><text:span text:style-name="T44"><text:tab/>printf("Input first list:\n");</text:span></text:p>
      <text:p text:style-name="P1"><text:span text:style-name="T44"><text:tab/>h_list::read_lisp(L1);</text:span></text:p>
      <text:p text:style-name="P1"><text:span text:style-name="T44"><text:tab/>printf("Input second list:\n");</text:span></text:p>
      <text:p text:style-name="P1"><text:span text:style-name="T44"><text:tab/>h_list::read_lisp(L2);</text:span></text:p>
      <text:p text:style-name="P1"><text:span text:style-name="T44"><text:tab/>if(explore(L1, L2))</text:span></text:p>
      <text:p text:style-name="P1"><text:span text:style-name="T44"><text:tab/><text:tab/>printf("These two lists are identical.\n");</text:span></text:p>
      <text:p text:style-name="P1"><text:span text:style-name="T44"><text:tab/>else</text:span></text:p>
      <text:p text:style-name="P1"><text:span text:style-name="T44"><text:tab/><text:tab/>printf("These two lists are different.\n");</text:span></text:p>
      <text:p text:style-name="P1"><text:span text:style-name="T44"><text:tab/>h_list::destroy(L1);</text:span></text:p>
      <text:p text:style-name="P1"><text:span text:style-name="T44"><text:tab/>h_list::destroy(L2);</text:span></text:p>
      <text:p text:style-name="P1"><text:span text:style-name="T44"><text:tab/></text:span><text:span text:style-name="T45">return 0;</text:span></text:p>
      <text:p text:style-name="P1"><text:span text:style-name="T4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Nimbus Roman No9 L" svg:font-family="'Nimbus Roman No9 L'" style:font-family-generic="roman" style:font-pitch="variable"/>
    <style:font-face style:name="Segoe UI Symbol" svg:font-family="'Segoe UI Symbo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0</meta:editing-cycles>
    <meta:creation-date>2018-10-18T15:36:00</meta:creation-date>
    <dc:date>2018-10-18T21:35:31.583127654</dc:date>
    <meta:editing-duration>PT2H33M3S</meta:editing-duration>
    <meta:generator>LibreOffice/5.1.6.2$Linux_X86_64 LibreOffice_project/10m0$Build-2</meta:generator>
    <meta:document-statistic meta:table-count="2" meta:image-count="1" meta:object-count="0" meta:page-count="6" meta:paragraph-count="108" meta:word-count="497" meta:character-count="3863" meta:non-whitespace-character-count="33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